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Number of Crashes</text:p>
          </table:table-cell>
          <table:table-cell table:style-name="ce21" office:value-type="string">
            <text:p>Persons Injured in Crashes</text:p>
          </table:table-cell>
          <table:table-cell table:style-name="ce21" office:value-type="string">
            <text:p>Persons Killed in Crashe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626">
            <text:p>62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698">
            <text:p>1698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1842">
            <text:p>1842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629">
            <text:p>629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588">
            <text:p>1588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